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1" svg:font-family="'DejaVu Sans Mono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tyle="normal" style:text-underline-style="none" fo:font-weight="normal" officeooo:rsid="008529d2" officeooo:paragraph-rsid="008529d2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normal" style:text-underline-style="none" fo:font-weight="bold" officeooo:rsid="008529d2" officeooo:paragraph-rsid="008529d2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text-properties officeooo:rsid="008529d2" officeooo:paragraph-rsid="008529d2"/>
    </style:style>
    <style:style style:name="P4" style:family="paragraph" style:parent-style-name="Text_20_body">
      <style:text-properties officeooo:rsid="0087733c" officeooo:paragraph-rsid="0087733c"/>
    </style:style>
    <style:style style:name="P5" style:family="paragraph" style:parent-style-name="Text_20_body" style:list-style-name="L2">
      <style:text-properties officeooo:rsid="0087733c" officeooo:paragraph-rsid="0087733c"/>
    </style:style>
    <style:style style:name="P6" style:family="paragraph" style:parent-style-name="Text_20_body" style:list-style-name="L3">
      <style:text-properties officeooo:rsid="0087733c" officeooo:paragraph-rsid="0087733c"/>
    </style:style>
    <style:style style:name="P7" style:family="paragraph" style:parent-style-name="Text_20_body" style:list-style-name="L4">
      <style:text-properties officeooo:rsid="0087733c" officeooo:paragraph-rsid="0087733c"/>
    </style:style>
    <style:style style:name="P8" style:family="paragraph" style:parent-style-name="Text_20_body" style:list-style-name="L5">
      <style:text-properties officeooo:rsid="0087733c" officeooo:paragraph-rsid="0087733c"/>
    </style:style>
    <style:style style:name="P9" style:family="paragraph" style:parent-style-name="Text_20_body">
      <style:text-properties fo:color="#ff0000" officeooo:rsid="0087733c" officeooo:paragraph-rsid="0087733c"/>
    </style:style>
    <style:style style:name="P10" style:family="paragraph" style:parent-style-name="Text_20_body">
      <style:text-properties fo:font-weight="bold" officeooo:rsid="0087733c" officeooo:paragraph-rsid="0087733c" style:font-weight-asian="bold" style:font-weight-complex="bold"/>
    </style:style>
    <style:style style:name="P11" style:family="paragraph" style:parent-style-name="Text_20_body" style:list-style-name="L5">
      <style:text-properties officeooo:paragraph-rsid="0087733c"/>
    </style:style>
    <style:style style:name="P12" style:family="paragraph" style:parent-style-name="Text_20_body" style:list-style-name="L5">
      <style:text-properties officeooo:rsid="008af980" officeooo:paragraph-rsid="008af980"/>
    </style:style>
    <style:style style:name="P13" style:family="paragraph" style:parent-style-name="Heading_20_1">
      <style:text-properties fo:font-style="normal" style:text-underline-style="none" fo:font-weight="normal" officeooo:rsid="008529d2" officeooo:paragraph-rsid="008529d2" style:font-style-asian="normal" style:font-weight-asian="normal" style:font-style-complex="normal" style:font-weight-complex="normal"/>
    </style:style>
    <style:style style:name="P14" style:family="paragraph" style:parent-style-name="Heading_20_2">
      <style:text-properties officeooo:rsid="0087733c" officeooo:paragraph-rsid="0087733c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5984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87733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DejaVu Sans Mono1" fo:font-size="11pt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7733c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hapitre 7 : Calcul littéral</text:h>
      <text:p text:style-name="P2">Activité du dallage :</text:p>
      <text:list xml:id="list2484899090424669541" text:style-name="L1">
        <text:list-item>
          <text:p text:style-name="P1">Dans cette activité, la proportionnalité ne marche pas.</text:p>
        </text:list-item>
        <text:list-item>
          <text:p text:style-name="P3"><text:span text:style-name="T1">Cette activité montre l’utilité du calcul avec des lettres (littéral), pour remplir </text:span><text:span text:style-name="T3">rapidement</text:span><text:span text:style-name="T1"> le bon de commande.</text:span></text:p>
        </text:list-item>
        <text:list-item>
          <text:p text:style-name="P3"><text:span text:style-name="T1">Plusieurs formules ont été trouvées et on peut les vérifier avec la largeur 4 (Nombre de dalles : 26</text:span><text:span text:style-name="T2">)</text:span></text:p>
        </text:list-item>
      </text:list>
      <text:h text:style-name="P14" text:outline-level="2">I. Utiliser des lettres</text:h>
      <text:p text:style-name="P4">Définition : Une expression mathématique dans laquelle figure une ou plusieurs lettres et où chaque lettre représente un nombre variable est appelée expression littérale.</text:p>
      <text:p text:style-name="P4">Ces expressions littérals permettent :</text:p>
      <text:list xml:id="list3603700383561303868" text:style-name="L2">
        <text:list-item>
          <text:p text:style-name="P5">d’établir des formules (voir les formules d’aires)</text:p>
        </text:list-item>
        <text:list-item>
          <text:p text:style-name="P5">d’exprimer « en fonction de »</text:p>
        </text:list-item>
      </text:list>
      <text:p text:style-name="P4"><draw:frame draw:style-name="fr1" draw:name="Objet1" text:anchor-type="paragraph" svg:width="11.289cm" svg:height="3.54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>Le périmètre du rectangle ABCD en fonction de x est :</text:p>
      <text:p text:style-name="P4">PABCD = 7 + 4x + 7+ 4x = 14 + 8x</text:p>
      <text:list xml:id="list11633783141613546" text:style-name="L3">
        <text:list-item>
          <text:p text:style-name="P6">de résoudre des problèmes</text:p>
          <text:list>
            <text:list-item>
              <text:p text:style-name="P6">dallage de la piscine</text:p>
            </text:list-item>
            <text:list-item>
              <text:p text:style-name="P6">chapitre 9</text:p>
            </text:list-item>
          </text:list>
        </text:list-item>
      </text:list>
      <text:p text:style-name="P4"/>
      <text:h text:style-name="P14" text:outline-level="2"><text:soft-page-break/>II. transformation d’écritures littérales</text:h>
      <text:h text:style-name="Heading_20_3" text:outline-level="3">1. Convention</text:h>
      <text:p text:style-name="P4">On peut supprimer le signe de la <text:span text:style-name="T5">multiplication</text:span><text:span text:style-name="T6"> entre :</text:span></text:p>
      <text:list xml:id="list963928738926609509" text:style-name="L4">
        <text:list-item>
          <text:p text:style-name="P7"><text:span text:style-name="T6">2 lettres : </text:span><text:span text:style-name="T6"><draw:frame draw:style-name="fr2" draw:name="Objet2" text:anchor-type="as-char" svg:width="1.969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ou</text:span><text:span text:style-name="T6"><draw:frame draw:style-name="fr2" draw:name="Objet3" text:anchor-type="as-char" svg:width="1.893cm" svg:height="0.54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ou</text:span><text:span text:style-name="T6"><draw:frame draw:style-name="fr2" draw:name="Objet4" text:anchor-type="as-char" svg:width="2.521cm" svg:height="0.54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/text:list-item>
        <text:list-item>
          <text:p text:style-name="P7"><text:span text:style-name="T6">1 nombe et 1 lettre : </text:span><text:span text:style-name="T6"><draw:frame draw:style-name="fr2" draw:name="Objet5" text:anchor-type="as-char" svg:width="3.367cm" svg:height="0.492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">ou</text:span><text:span text:style-name="T6"><draw:frame draw:style-name="fr2" draw:name="Objet6" text:anchor-type="as-char" svg:width="3.914cm" svg:height="0.49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6">ou</text:span><text:span text:style-name="T6"><draw:frame draw:style-name="fr2" draw:name="Objet7" text:anchor-type="as-char" svg:width="3.909cm" svg:height="0.492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6">ou</text:span><text:span text:style-name="T6"><draw:frame draw:style-name="fr2" draw:name="Objet8" text:anchor-type="as-char" svg:width="5.145cm" svg:height="0.49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item>
        <text:list-item>
          <text:p text:style-name="P7"><text:span text:style-name="T6">1 nombre et 1 parenthèse : </text:span><text:span text:style-name="T6"><draw:frame draw:style-name="fr2" draw:name="Objet9" text:anchor-type="as-char" svg:width="3.752cm" svg:height="0.51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  <text:list-item>
          <text:p text:style-name="P7"><text:span text:style-name="T6">2 parenthèses : </text:span><text:span text:style-name="T6"><draw:frame draw:style-name="fr2" draw:name="Objet10" text:anchor-type="as-char" svg:width="5.457cm" svg:height="0.51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</text:list>
      <text:p text:style-name="P9"><text:span text:style-name="T6">Attention !!! <text:s/>Pas de suppression entre 2 nombres !! </text:span><text:span text:style-name="T7"><draw:frame draw:style-name="fr2" draw:name="Objet11" text:anchor-type="as-char" svg:width="1.983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h text:style-name="Heading_20_3" text:outline-level="3">2. <text:span text:style-name="T4">Réduire une expression littérale</text:span></text:h>
      <text:p text:style-name="P10">Définition : <text:span text:style-name="T8">Réduire une expression littérale signifie regrouper les termes semblab,les en suivant les règles de calcul.</text:span></text:p>
      <text:p text:style-name="P10">Exemple :<text:span text:style-name="T8"> </text:span></text:p>
      <text:list xml:id="list7710212750956708831" text:style-name="L5">
        <text:list-item>
          <text:p text:style-name="P11"><text:span text:style-name="T9"><draw:frame draw:style-name="fr2" draw:name="Objet12" text:anchor-type="as-char" svg:width="2.60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mais</text:span><text:span text:style-name="T9"><draw:frame draw:style-name="fr2" draw:name="Objet13" text:anchor-type="as-char" svg:width="1.69cm" svg:height="0.49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">ne peut pas se réduire.</text:span></text:p>
        </text:list-item>
        <text:list-item>
          <text:p text:style-name="P8"><text:span text:style-name="T8"><draw:frame draw:style-name="fr2" draw:name="Objet14" text:anchor-type="as-char" svg:width="8.768cm" svg:height="0.54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</text:list-item>
        <text:list-item>
          <text:p text:style-name="P8"><text:span text:style-name="T8"><draw:frame draw:style-name="fr2" draw:name="Objet15" text:anchor-type="as-char" svg:width="11.686cm" svg:height="0.54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</text:list-item>
        <text:list-item>
          <text:p text:style-name="P8"><text:span text:style-name="T8"><draw:frame draw:style-name="fr2" draw:name="Objet16" text:anchor-type="as-char" svg:width="5.796cm" svg:height="0.54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text:p text:style-name="P12"><text:span text:style-name="T8">Attention !!! </text:span><text:span text:style-name="T8"><draw:frame draw:style-name="fr2" draw:name="Objet17" text:anchor-type="as-char" svg:width="1.824cm" svg:height="0.54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8">ne se réduit pas 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1" svg:font-family="'DejaVu Sans Mono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07T10:55:29.887817953</dc:date>
    <meta:editing-duration>P5DT21H5M42S</meta:editing-duration>
    <meta:editing-cycles>109</meta:editing-cycles>
    <meta:generator>LibreOffice/5.1.0.3$Linux_X86_64 LibreOffice_project/10m0$Build-3</meta:generator>
    <meta:document-statistic meta:table-count="0" meta:image-count="0" meta:object-count="17" meta:page-count="2" meta:paragraph-count="31" meta:word-count="230" meta:character-count="1260" meta:non-whitespace-character-count="10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1"/>
          <table:table-cell table:style-name="ce13" table:number-columns-repeated="2"/>
          <table:table-cell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0:33:06.151987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c</mi>
                <mo stretchy="false">+</mo>
                <mi>d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</mrow>
    <annotation encoding="StarMath 5.0">( a+b ) times ( c+d ) = ( a+b )( c+d )</annotation>
  </semantics>
</math>
</file>

<file path=Object 11/content.xml><?xml version="1.0" encoding="utf-8"?>
<math xmlns="http://www.w3.org/1998/Math/MathML" display="block">
  <semantics>
    <mrow>
      <mrow>
        <mn>7</mn>
        <mo stretchy="false">×</mo>
        <mn>3</mn>
      </mrow>
      <mo stretchy="false">≠</mo>
      <mn>73</mn>
    </mrow>
    <annotation encoding="StarMath 5.0">7 times 3 &lt;&gt; 73 </annotation>
  </semantics>
</math>
</file>

<file path=Object 12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i>x</mi>
        <mo stretchy="false">=</mo>
        <mn>5</mn>
      </mrow>
      <mi>x</mi>
    </mrow>
    <annotation encoding="StarMath 5.0">2x + 3x = 5x</annotation>
  </semantics>
</math>
</file>

<file path=Object 13/content.xml><?xml version="1.0" encoding="utf-8"?>
<math xmlns="http://www.w3.org/1998/Math/MathML" display="block">
  <semantics>
    <mrow>
      <mn>2</mn>
      <mrow>
        <mi>x</mi>
        <mo stretchy="false">+</mo>
        <mn>3</mn>
      </mrow>
      <mi>y</mi>
    </mrow>
    <annotation encoding="StarMath 5.0">2x+3y</annotation>
  </semantics>
</math>
</file>

<file path=Object 14/content.xml><?xml version="1.0" encoding="utf-8"?>
<math xmlns="http://www.w3.org/1998/Math/MathML" display="block">
  <semantics>
    <mrow>
      <mn>4</mn>
      <mrow>
        <mi>x</mi>
        <mo stretchy="false">−</mo>
        <mn>3</mn>
        <mo stretchy="false">+</mo>
        <mn>7</mn>
      </mrow>
      <mrow>
        <msup>
          <mi>x</mi>
          <mn>2</mn>
        </msup>
        <mo stretchy="false">−</mo>
        <mn>7</mn>
        <mo stretchy="false">+</mo>
        <mn>9</mn>
      </mrow>
      <mrow>
        <msup>
          <mi>x</mi>
          <mn>2</mn>
        </msup>
        <mo stretchy="false">−</mo>
        <mn>10</mn>
      </mrow>
      <mrow>
        <mi>x</mi>
        <mo stretchy="false">=</mo>
        <mrow>
          <mo stretchy="false">−</mo>
          <mn>6</mn>
        </mrow>
      </mrow>
      <mrow>
        <mi>x</mi>
        <mo stretchy="false">−</mo>
        <mn>10</mn>
        <mo stretchy="false">+</mo>
        <mn>16</mn>
      </mrow>
      <msup>
        <mi>x</mi>
        <mn>2</mn>
      </msup>
    </mrow>
    <annotation encoding="StarMath 5.0">4x-3+7x^2-7+9x^2-10x = -6x-10+16x^2</annotation>
  </semantics>
</math>
</file>

<file path=Object 15/content.xml><?xml version="1.0" encoding="utf-8"?>
<math xmlns="http://www.w3.org/1998/Math/MathML" display="block">
  <semantics>
    <mrow>
      <mn>2</mn>
      <mrow>
        <mi>x</mi>
        <mo stretchy="false">×</mo>
        <mn>4</mn>
      </mrow>
      <mrow>
        <mrow>
          <mi>x</mi>
          <mo stretchy="false">×</mo>
          <mn>5</mn>
        </mrow>
        <mo stretchy="false">=</mo>
        <mrow>
          <mn>2</mn>
          <mo stretchy="false">×</mo>
          <mi>x</mi>
          <mo stretchy="false">×</mo>
          <mn>4</mn>
          <mo stretchy="false">×</mo>
          <mi>x</mi>
          <mo stretchy="false">×</mo>
          <mn>5</mn>
        </mrow>
        <mo stretchy="false">=</mo>
        <mrow>
          <mn>2</mn>
          <mo stretchy="false">×</mo>
          <mn>4</mn>
          <mo stretchy="false">×</mo>
          <mn>5</mn>
          <mo stretchy="false">×</mo>
          <mi>x</mi>
          <mo stretchy="false">×</mo>
          <mi>x</mi>
        </mrow>
        <mo stretchy="false">=</mo>
        <mrow>
          <mn>40</mn>
          <mo stretchy="false">×</mo>
          <msup>
            <mi>x</mi>
            <mn>2</mn>
          </msup>
        </mrow>
        <mo stretchy="false">=</mo>
        <mn>40</mn>
      </mrow>
      <msup>
        <mi>x</mi>
        <mn>2</mn>
      </msup>
    </mrow>
    <annotation encoding="StarMath 5.0">2x times 4x times 5 = 2 times x times 4 times x times 5 = 2 times 4 times 5 times x times x = 40 times x^2 = 40x^2</annotation>
  </semantics>
</math>
</file>

<file path=Object 16/content.xml><?xml version="1.0" encoding="utf-8"?>
<math xmlns="http://www.w3.org/1998/Math/MathML" display="block">
  <semantics>
    <mrow>
      <mn>3</mn>
      <mrow>
        <mi>x</mi>
        <mo stretchy="false">×</mo>
        <mn>2</mn>
      </mrow>
      <mrow>
        <msup>
          <mi>x</mi>
          <mn>2</mn>
        </msup>
        <mo stretchy="false">=</mo>
        <mrow>
          <mn>3</mn>
          <mo stretchy="false">×</mo>
          <mn>2</mn>
          <mo stretchy="false">×</mo>
          <mi>x</mi>
          <mo stretchy="false">×</mo>
          <mi>x</mi>
        </mrow>
        <mo stretchy="false">=</mo>
        <mrow>
          <mn>6</mn>
          <mo stretchy="false">×</mo>
          <msup>
            <mi>x</mi>
            <mn>3</mn>
          </msup>
        </mrow>
      </mrow>
    </mrow>
    <annotation encoding="StarMath 5.0">3x times 2x^2 = 3 times 2 times x times x = 6 times x^3</annotation>
  </semantics>
</math>
</file>

<file path=Object 17/content.xml><?xml version="1.0" encoding="utf-8"?>
<math xmlns="http://www.w3.org/1998/Math/MathML" display="block">
  <semantics>
    <mrow>
      <mn>3</mn>
      <mrow>
        <mi>x</mi>
        <mo stretchy="false">+</mo>
        <mn>2</mn>
      </mrow>
      <msup>
        <mi>x</mi>
        <mn>2</mn>
      </msup>
    </mrow>
    <annotation encoding="StarMath 5.0">3x + 2x^2</annotation>
  </semantics>
</math>
</file>

<file path=Object 2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i mathvariant="italic">ab</mi>
    </mrow>
    <annotation encoding="StarMath 5.0">a times b = ab</annotation>
  </semantics>
</math>
</file>

<file path=Object 3/content.xml><?xml version="1.0" encoding="utf-8"?>
<math xmlns="http://www.w3.org/1998/Math/MathML" display="block">
  <semantics>
    <mrow>
      <mrow>
        <mi>x</mi>
        <mo stretchy="false">×</mo>
        <mi>x</mi>
      </mrow>
      <mo stretchy="false">=</mo>
      <msup>
        <mi>x</mi>
        <mn>2</mn>
      </msup>
    </mrow>
    <annotation encoding="StarMath 5.0">x times x = x^2</annotation>
  </semantics>
</math>
</file>

<file path=Object 4/content.xml><?xml version="1.0" encoding="utf-8"?>
<math xmlns="http://www.w3.org/1998/Math/MathML" display="block">
  <semantics>
    <mrow>
      <mrow>
        <mi>x</mi>
        <mo stretchy="false">×</mo>
        <mi>x</mi>
        <mo stretchy="false">×</mo>
        <mi>x</mi>
      </mrow>
      <mo stretchy="false">=</mo>
      <msup>
        <mi>x</mi>
        <mn>3</mn>
      </msup>
    </mrow>
    <annotation encoding="StarMath 5.0">x times x times x = x^3</annotation>
  </semantics>
</math>
</file>

<file path=Object 5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=</mo>
        <mn>5</mn>
      </mrow>
      <mrow>
        <mi>y</mi>
        <mo stretchy="false">=</mo>
        <mrow>
          <mi>y</mi>
          <mo stretchy="false">×</mo>
          <mn>5</mn>
        </mrow>
      </mrow>
    </mrow>
    <annotation encoding="StarMath 5.0">5 times y = 5y = y times 5</annotation>
  </semantics>
</math>
</file>

<file path=Object 6/content.xml><?xml version="1.0" encoding="utf-8"?>
<math xmlns="http://www.w3.org/1998/Math/MathML" display="block">
  <semantics>
    <mrow>
      <mrow>
        <mrow>
          <mi>x</mi>
          <mo stretchy="false">×</mo>
          <mn>1</mn>
        </mrow>
        <mo stretchy="false">=</mo>
        <mrow>
          <mn>1</mn>
          <mo stretchy="false">×</mo>
          <mi>x</mi>
        </mrow>
        <mo stretchy="false">=</mo>
        <mn>1</mn>
      </mrow>
      <mrow>
        <mi>x</mi>
        <mo stretchy="false">=</mo>
        <mi>x</mi>
      </mrow>
    </mrow>
    <annotation encoding="StarMath 5.0">x times 1 = 1 times x = 1x = x</annotation>
  </semantics>
</math>
</file>

<file path=Object 7/content.xml><?xml version="1.0" encoding="utf-8"?>
<math xmlns="http://www.w3.org/1998/Math/MathML" display="block">
  <semantics>
    <mrow>
      <mrow>
        <mrow>
          <mi>x</mi>
          <mo stretchy="false">×</mo>
          <mn>0</mn>
        </mrow>
        <mo stretchy="false">=</mo>
        <mrow>
          <mn>0</mn>
          <mo stretchy="false">×</mo>
          <mi>x</mi>
        </mrow>
        <mo stretchy="false">=</mo>
        <mn>0</mn>
      </mrow>
      <mrow>
        <mi>x</mi>
        <mo stretchy="false">=</mo>
        <mn>0</mn>
      </mrow>
    </mrow>
    <annotation encoding="StarMath 5.0">x times 0 = 0 times x = 0x = 0</annotation>
  </semantics>
</math>
</file>

<file path=Object 8/content.xml><?xml version="1.0" encoding="utf-8"?>
<math xmlns="http://www.w3.org/1998/Math/MathML" display="block">
  <semantics>
    <mrow>
      <mrow>
        <mrow>
          <mi>x</mi>
          <mo stretchy="false">×</mo>
          <mrow>
            <mo stretchy="false">−</mo>
            <mn>1</mn>
          </mrow>
        </mrow>
        <mo stretchy="false">=</mo>
        <mrow>
          <mrow>
            <mo stretchy="false">−</mo>
            <mn>1</mn>
          </mrow>
          <mo stretchy="false">×</mo>
          <mi>x</mi>
        </mrow>
        <mo stretchy="false">=</mo>
        <mrow>
          <mo stretchy="false">−</mo>
          <mn>1</mn>
        </mrow>
      </mrow>
      <mrow>
        <mi>x</mi>
        <mo stretchy="false">=</mo>
        <mrow>
          <mo stretchy="false">−</mo>
          <mi>x</mi>
        </mrow>
      </mrow>
    </mrow>
    <annotation encoding="StarMath 5.0">x times -1 = -1 times x = -1x = -x</annotation>
  </semantics>
</math>
</file>

<file path=Object 9/content.xml><?xml version="1.0" encoding="utf-8"?>
<math xmlns="http://www.w3.org/1998/Math/MathML" display="block">
  <semantics>
    <mrow>
      <mrow>
        <mrow>
          <mn>3</mn>
          <mo stretchy="false">×</mo>
          <mrow>
            <mo fence="true" stretchy="false">(</mo>
            <mrow>
              <mrow>
                <mn>2</mn>
                <mo stretchy="false">+</mo>
                <mi>x</mi>
              </mrow>
            </mrow>
            <mo fence="true" stretchy="false">)</mo>
          </mrow>
        </mrow>
        <mo stretchy="false">=</mo>
        <mn>3</mn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</mrow>
    <annotation encoding="StarMath 5.0">3 times ( 2 + x ) = 3( 2+x )</annotation>
  </semantics>
</math>
</file>